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6.43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nApiJson-extracted_formatt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OX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HEX in DEC</text:p>
          </table:table-cell>
          <table:table-cell table:style-name="ce3" office:value-type="string" calcext:value-type="string">
            <text:p>REG</text:p>
          </table:table-cell>
          <table:table-cell table:style-name="ce1" office:value-type="string" calcext:value-type="string">
            <text:p>HKSG</text:p>
          </table:table-cell>
          <table:table-cell table:style-name="ce1" office:value-type="string" calcext:value-type="string">
            <text:p>HKSG2</text:p>
          </table:table-cell>
          <table:table-cell table:style-name="ce1" office:value-type="string" calcext:value-type="string">
            <text:p>T_cycle</text:p>
          </table:table-cell>
          <table:table-cell table:style-name="ce1" office:value-type="string" calcext:value-type="string">
            <text:p>JSON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2])" office:value-type="float" office:value="9523" calcext:value-type="float">
            <text:p>952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3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2012533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5])" office:value-type="float" office:value="9602" calcext:value-type="float">
            <text:p>960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8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6])" office:value-type="float" office:value="9602" calcext:value-type="float">
            <text:p>9602</text:p>
          </table:table-cell>
          <table:table-cell table:number-columns-repeated="4"/>
          <table:table-cell office:value-type="string" calcext:value-type="string">
            <text:p>{"ID":"12345678","SRC":"SYS","CAPI":{"NN":1,"N01":{"VG":"0202012582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8])" office:value-type="float" office:value="9598" calcext:value-type="float">
            <text:p>9598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7e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6</text:p>
          </table:table-cell>
          <table:table-cell table:formula="of:=HEX2DEC([.E9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1257e0400010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])" office:value-type="float" office:value="9598" calcext:value-type="float">
            <text:p>959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7e05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51</text:p>
          </table:table-cell>
          <table:table-cell table:formula="of:=HEX2DEC([.E12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1257e0500015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])" office:value-type="float" office:value="9531" calcext:value-type="float">
            <text:p>953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5e</text:p>
          </table:table-cell>
          <table:table-cell table:formula="of:=HEX2DEC([.E15])" office:value-type="float" office:value="9531" calcext:value-type="float">
            <text:p>9531</text:p>
          </table:table-cell>
          <table:table-cell table:number-columns-repeated="4"/>
          <table:table-cell office:value-type="string" calcext:value-type="string">
            <text:p>{"ID":"12345678","SRC":"SYS","CAPI":{"NN":1,"N01":{"VG":"020201253b020002015e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7])" office:value-type="float" office:value="9530" calcext:value-type="float">
            <text:p>953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18])" office:value-type="float" office:value="9530" calcext:value-type="float">
            <text:p>9530</text:p>
          </table:table-cell>
          <table:table-cell table:number-columns-repeated="4"/>
          <table:table-cell office:value-type="string" calcext:value-type="string">
            <text:p>{"ID":"12345678","SRC":"SYS","CAPI":{"NN":1,"N01":{"VG":"020201253a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])" office:value-type="float" office:value="9529" calcext:value-type="float">
            <text:p>95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0</text:p>
          </table:table-cell>
          <table:table-cell table:formula="of:=HEX2DEC([.E21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201253902000200a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3])" office:value-type="float" office:value="9560" calcext:value-type="float">
            <text:p>956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5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24])" office:value-type="float" office:value="9560" calcext:value-type="float">
            <text:p>9560</text:p>
          </table:table-cell>
          <table:table-cell table:number-columns-repeated="4"/>
          <table:table-cell office:value-type="string" calcext:value-type="string">
            <text:p>{"ID":"12345678","SRC":"SYS","CAPI":{"NN":1,"N01":{"VG":"0202012558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6])" office:value-type="float" office:value="9579" calcext:value-type="float">
            <text:p>957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2bc</text:p>
          </table:table-cell>
          <table:table-cell table:formula="of:=HEX2DEC([.E27])" office:value-type="float" office:value="9579" calcext:value-type="float">
            <text:p>9579</text:p>
          </table:table-cell>
          <table:table-cell table:number-columns-repeated="4"/>
          <table:table-cell office:value-type="string" calcext:value-type="string">
            <text:p>{"ID":"12345678","SRC":"SYS","CAPI":{"NN":1,"N01":{"VG":"020201256b02000202b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9])" office:value-type="float" office:value="9578" calcext:value-type="float">
            <text:p>957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58</text:p>
          </table:table-cell>
          <table:table-cell table:formula="of:=HEX2DEC([.E30])" office:value-type="float" office:value="9578" calcext:value-type="float">
            <text:p>9578</text:p>
          </table:table-cell>
          <table:table-cell table:number-columns-repeated="4"/>
          <table:table-cell office:value-type="string" calcext:value-type="string">
            <text:p>{"ID":"12345678","SRC":"SYS","CAPI":{"NN":1,"N01":{"VG":"020201256a02000202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2])" office:value-type="float" office:value="9577" calcext:value-type="float">
            <text:p>957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c2</text:p>
          </table:table-cell>
          <table:table-cell table:formula="of:=HEX2DEC([.E33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201256902000201c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5])" office:value-type="float" office:value="9516" calcext:value-type="float">
            <text:p>951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1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36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201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8])" office:value-type="float" office:value="9561" calcext:value-type="float">
            <text:p>956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5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4</text:p>
          </table:table-cell>
          <table:table-cell table:formula="of:=HEX2DEC([.E39])" office:value-type="float" office:value="9561" calcext:value-type="float">
            <text:p>9561</text:p>
          </table:table-cell>
          <table:table-cell table:number-columns-repeated="4"/>
          <table:table-cell office:value-type="string" calcext:value-type="string">
            <text:p>{"ID":"12345678","SRC":"SYS","CAPI":{"NN":1,"N01":{"VG":"020201255902000201b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41])" office:value-type="float" office:value="9479" calcext:value-type="float">
            <text:p>947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1250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6</text:p>
          </table:table-cell>
          <table:table-cell table:formula="of:=HEX2DEC([.E42])" office:value-type="float" office:value="9479" calcext:value-type="float">
            <text:p>9479</text:p>
          </table:table-cell>
          <table:table-cell table:number-columns-repeated="4"/>
          <table:table-cell office:value-type="string" calcext:value-type="string">
            <text:p>{"ID":"12345678","SRC":"SYS","CAPI":{"NN":1,"N01":{"VG":"020201250702000201b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44])" office:value-type="float" office:value="9523" calcext:value-type="float">
            <text:p>95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45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2002533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47])" office:value-type="float" office:value="9602" calcext:value-type="float">
            <text:p>96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8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48])" office:value-type="float" office:value="9602" calcext:value-type="float">
            <text:p>9602</text:p>
          </table:table-cell>
          <table:table-cell table:number-columns-repeated="4"/>
          <table:table-cell office:value-type="string" calcext:value-type="string">
            <text:p>{"ID":"12345678","SRC":"SYS","CAPI":{"NN":1,"N01":{"VG":"0202002582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50])" office:value-type="float" office:value="9598" calcext:value-type="float">
            <text:p>95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7e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6</text:p>
          </table:table-cell>
          <table:table-cell table:formula="of:=HEX2DEC([.E51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0257e0400010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53])" office:value-type="float" office:value="9598" calcext:value-type="float">
            <text:p>95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7e05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54</text:p>
          </table:table-cell>
          <table:table-cell table:formula="of:=HEX2DEC([.E54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0257e0500015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56])" office:value-type="float" office:value="9531" calcext:value-type="float">
            <text:p>95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c</text:p>
          </table:table-cell>
          <table:table-cell table:formula="of:=HEX2DEC([.E57])" office:value-type="float" office:value="9531" calcext:value-type="float">
            <text:p>9531</text:p>
          </table:table-cell>
          <table:table-cell table:number-columns-repeated="4"/>
          <table:table-cell office:value-type="string" calcext:value-type="string">
            <text:p>{"ID":"12345678","SRC":"SYS","CAPI":{"NN":1,"N01":{"VG":"020200253b02000200d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59])" office:value-type="float" office:value="9530" calcext:value-type="float">
            <text:p>953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60])" office:value-type="float" office:value="9530" calcext:value-type="float">
            <text:p>9530</text:p>
          </table:table-cell>
          <table:table-cell table:number-columns-repeated="4"/>
          <table:table-cell office:value-type="string" calcext:value-type="string">
            <text:p>{"ID":"12345678","SRC":"SYS","CAPI":{"NN":1,"N01":{"VG":"020200253a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2])" office:value-type="float" office:value="9529" calcext:value-type="float">
            <text:p>95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0</text:p>
          </table:table-cell>
          <table:table-cell table:formula="of:=HEX2DEC([.E63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200253902000200a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5])" office:value-type="float" office:value="9560" calcext:value-type="float">
            <text:p>95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5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66])" office:value-type="float" office:value="9560" calcext:value-type="float">
            <text:p>9560</text:p>
          </table:table-cell>
          <table:table-cell table:number-columns-repeated="4"/>
          <table:table-cell office:value-type="string" calcext:value-type="string">
            <text:p>{"ID":"12345678","SRC":"SYS","CAPI":{"NN":1,"N01":{"VG":"0202002558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8])" office:value-type="float" office:value="9579" calcext:value-type="float">
            <text:p>95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2bc</text:p>
          </table:table-cell>
          <table:table-cell table:formula="of:=HEX2DEC([.E69])" office:value-type="float" office:value="9579" calcext:value-type="float">
            <text:p>9579</text:p>
          </table:table-cell>
          <table:table-cell table:number-columns-repeated="4"/>
          <table:table-cell office:value-type="string" calcext:value-type="string">
            <text:p>{"ID":"12345678","SRC":"SYS","CAPI":{"NN":1,"N01":{"VG":"020200256b02000202b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1])" office:value-type="float" office:value="9578" calcext:value-type="float">
            <text:p>95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58</text:p>
          </table:table-cell>
          <table:table-cell table:formula="of:=HEX2DEC([.E72])" office:value-type="float" office:value="9578" calcext:value-type="float">
            <text:p>9578</text:p>
          </table:table-cell>
          <table:table-cell table:number-columns-repeated="4"/>
          <table:table-cell office:value-type="string" calcext:value-type="string">
            <text:p>{"ID":"12345678","SRC":"SYS","CAPI":{"NN":1,"N01":{"VG":"020200256a02000202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4])" office:value-type="float" office:value="9577" calcext:value-type="float">
            <text:p>957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c2</text:p>
          </table:table-cell>
          <table:table-cell table:formula="of:=HEX2DEC([.E75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200256902000201c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7])" office:value-type="float" office:value="9516" calcext:value-type="float">
            <text:p>951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0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78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200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7f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0])" office:value-type="float" office:value="10233" calcext:value-type="float">
            <text:p>1023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7f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7f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1</text:p>
          </table:table-cell>
          <table:table-cell table:formula="of:=HEX2DEC([.E81])" office:value-type="float" office:value="10233" calcext:value-type="float">
            <text:p>10233</text:p>
          </table:table-cell>
          <table:table-cell table:number-columns-repeated="4"/>
          <table:table-cell office:value-type="string" calcext:value-type="string">
            <text:p>{"ID":"12345678","SRC":"SYS","CAPI":{"NN":1,"N01":{"VG":"05010027f902000200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3])" office:value-type="float" office:value="9561" calcext:value-type="float">
            <text:p>95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5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84])" office:value-type="float" office:value="9561" calcext:value-type="float">
            <text:p>9561</text:p>
          </table:table-cell>
          <table:table-cell table:number-columns-repeated="4"/>
          <table:table-cell office:value-type="string" calcext:value-type="string">
            <text:p>{"ID":"12345678","SRC":"SYS","CAPI":{"NN":1,"N01":{"VG":"0202002559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6])" office:value-type="float" office:value="9479" calcext:value-type="float">
            <text:p>947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0250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32</text:p>
          </table:table-cell>
          <table:table-cell table:formula="of:=HEX2DEC([.E87])" office:value-type="float" office:value="9479" calcext:value-type="float">
            <text:p>9479</text:p>
          </table:table-cell>
          <table:table-cell table:number-columns-repeated="4"/>
          <table:table-cell office:value-type="string" calcext:value-type="string">
            <text:p>{"ID":"12345678","SRC":"SYS","CAPI":{"NN":1,"N01":{"VG":"0202002507020002023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9])" office:value-type="float" office:value="9759" calcext:value-type="float">
            <text:p>97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61f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90])" office:value-type="float" office:value="9759" calcext:value-type="float">
            <text:p>9759</text:p>
          </table:table-cell>
          <table:table-cell table:number-columns-repeated="4"/>
          <table:table-cell office:value-type="string" calcext:value-type="string">
            <text:p>{"ID":"12345678","SRC":"SYS","CAPI":{"NN":1,"N01":{"VG":"020100261f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92])" office:value-type="float" office:value="9568" calcext:value-type="float">
            <text:p>956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0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35</text:p>
          </table:table-cell>
          <table:table-cell table:formula="of:=HEX2DEC([.E93])" office:value-type="float" office:value="9568" calcext:value-type="float">
            <text:p>9568</text:p>
          </table:table-cell>
          <table:table-cell table:number-columns-repeated="4"/>
          <table:table-cell office:value-type="string" calcext:value-type="string">
            <text:p>{"ID":"12345678","SRC":"SYS","CAPI":{"NN":1,"N01":{"VG":"02010025600200020235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95])" office:value-type="float" office:value="9569" calcext:value-type="float">
            <text:p>956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1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13</text:p>
          </table:table-cell>
          <table:table-cell table:formula="of:=HEX2DEC([.E96])" office:value-type="float" office:value="9569" calcext:value-type="float">
            <text:p>9569</text:p>
          </table:table-cell>
          <table:table-cell table:number-columns-repeated="4"/>
          <table:table-cell office:value-type="string" calcext:value-type="string">
            <text:p>{"ID":"12345678","SRC":"SYS","CAPI":{"NN":1,"N01":{"VG":"02010025610200020213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3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8</text:p>
          </table:table-cell>
          <table:table-cell table:style-name="ce2" office:value-type="string" calcext:value-type="string">
            <text:p>00</text:p>
          </table:table-cell>
          <table:table-cell table:formula="of:=HEX2DEC([.E98])" office:value-type="float" office:value="9791" calcext:value-type="float">
            <text:p>9791</text:p>
          </table:table-cell>
          <table:table-cell office:value-type="string" calcext:value-type="string">
            <text:p>120_121_122_12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3f000008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3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8</text:p>
          </table:table-cell>
          <table:table-cell table:style-name="ce2" office:value-type="string" calcext:value-type="string">
            <text:p>0000000000000000</text:p>
          </table:table-cell>
          <table:table-cell table:formula="of:=HEX2DEC([.E99])" office:value-type="float" office:value="9791" calcext:value-type="float">
            <text:p>9791</text:p>
          </table:table-cell>
          <table:table-cell table:number-columns-repeated="4"/>
          <table:table-cell office:value-type="string" calcext:value-type="string">
            <text:p>{"ID":"12345678","SRC":"SYS","CAPI":{"NN":1,"N01":{"VG":"020100263f00000800000000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01])" office:value-type="float" office:value="9758" calcext:value-type="float">
            <text:p>97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e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3</text:p>
          </table:table-cell>
          <table:table-cell table:formula="of:=HEX2DEC([.E102])" office:value-type="float" office:value="9758" calcext:value-type="float">
            <text:p>9758</text:p>
          </table:table-cell>
          <table:table-cell table:number-columns-repeated="4"/>
          <table:table-cell office:value-type="string" calcext:value-type="string">
            <text:p>{"ID":"12345678","SRC":"SYS","CAPI":{"NN":1,"N01":{"VG":"020100261e00000103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b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04])" office:value-type="float" office:value="9905" calcext:value-type="float">
            <text:p>99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b1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b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58</text:p>
          </table:table-cell>
          <table:table-cell table:formula="of:=HEX2DEC([.E105])" office:value-type="float" office:value="9905" calcext:value-type="float">
            <text:p>9905</text:p>
          </table:table-cell>
          <table:table-cell table:number-columns-repeated="4"/>
          <table:table-cell office:value-type="string" calcext:value-type="string">
            <text:p>{"ID":"12345678","SRC":"SYS","CAPI":{"NN":1,"N01":{"VG":"02010026b102000200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07])" office:value-type="float" office:value="9628" calcext:value-type="float">
            <text:p>962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9c01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7</text:p>
          </table:table-cell>
          <table:table-cell table:formula="of:=HEX2DEC([.E108])" office:value-type="float" office:value="9628" calcext:value-type="float">
            <text:p>9628</text:p>
          </table:table-cell>
          <table:table-cell table:number-columns-repeated="4"/>
          <table:table-cell office:value-type="string" calcext:value-type="string">
            <text:p>{"ID":"12345678","SRC":"SYS","CAPI":{"NN":1,"N01":{"VG":"020100259c01000201b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10])" office:value-type="float" office:value="9629" calcext:value-type="float">
            <text:p>96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9d01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11])" office:value-type="float" office:value="9629" calcext:value-type="float">
            <text:p>9629</text:p>
          </table:table-cell>
          <table:table-cell table:number-columns-repeated="4"/>
          <table:table-cell office:value-type="string" calcext:value-type="string">
            <text:p>{"ID":"12345678","SRC":"SYS","CAPI":{"NN":1,"N01":{"VG":"020100259d01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3])" office:value-type="float" office:value="9577" calcext:value-type="float">
            <text:p>95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69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114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3002569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6])" office:value-type="float" office:value="9545" calcext:value-type="float">
            <text:p>954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49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7])" office:value-type="float" office:value="9545" calcext:value-type="float">
            <text:p>9545</text:p>
          </table:table-cell>
          <table:table-cell table:number-columns-repeated="4"/>
          <table:table-cell office:value-type="string" calcext:value-type="string">
            <text:p>{"ID":"12345678","SRC":"SYS","CAPI":{"NN":1,"N01":{"VG":"020300254902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19])" office:value-type="float" office:value="9529" calcext:value-type="float">
            <text:p>95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0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3002539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2])" office:value-type="float" office:value="9528" calcext:value-type="float">
            <text:p>95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3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3])" office:value-type="float" office:value="9528" calcext:value-type="float">
            <text:p>9528</text:p>
          </table:table-cell>
          <table:table-cell table:number-columns-repeated="4"/>
          <table:table-cell office:value-type="string" calcext:value-type="string">
            <text:p>{"ID":"12345678","SRC":"SYS","CAPI":{"NN":1,"N01":{"VG":"0203002538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5])" office:value-type="float" office:value="9516" calcext:value-type="float">
            <text:p>95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6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300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8])" office:value-type="float" office:value="9513" calcext:value-type="float">
            <text:p>95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2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42</text:p>
          </table:table-cell>
          <table:table-cell table:formula="of:=HEX2DEC([.E129])" office:value-type="float" office:value="9513" calcext:value-type="float">
            <text:p>9513</text:p>
          </table:table-cell>
          <table:table-cell table:number-columns-repeated="4"/>
          <table:table-cell office:value-type="string" calcext:value-type="string">
            <text:p>{"ID":"12345678","SRC":"SYS","CAPI":{"NN":1,"N01":{"VG":"0203002529020002024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31])" office:value-type="float" office:value="9559" calcext:value-type="float">
            <text:p>95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5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32])" office:value-type="float" office:value="9559" calcext:value-type="float">
            <text:p>9559</text:p>
          </table:table-cell>
          <table:table-cell table:number-columns-repeated="4"/>
          <table:table-cell office:value-type="string" calcext:value-type="string">
            <text:p>{"ID":"12345678","SRC":"SYS","CAPI":{"NN":1,"N01":{"VG":"0203002557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4])" office:value-type="float" office:value="9553" calcext:value-type="float">
            <text:p>955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51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5])" office:value-type="float" office:value="9553" calcext:value-type="float">
            <text:p>9553</text:p>
          </table:table-cell>
          <table:table-cell table:number-columns-repeated="4"/>
          <table:table-cell office:value-type="string" calcext:value-type="string">
            <text:p>{"ID":"12345678","SRC":"SYS","CAPI":{"NN":1,"N01":{"VG":"020300255102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7])" office:value-type="float" office:value="9956" calcext:value-type="float">
            <text:p>99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10026e4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138])" office:value-type="float" office:value="9956" calcext:value-type="float">
            <text:p>9956</text:p>
          </table:table-cell>
          <table:table-cell table:number-columns-repeated="4"/>
          <table:table-cell office:value-type="string" calcext:value-type="string">
            <text:p>{"ID":"12345678","SRC":"SYS","CAPI":{"NN":1,"N01":{"VG":"02010026e4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0])" office:value-type="float" office:value="9958" calcext:value-type="float">
            <text:p>995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10026e6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32</text:p>
          </table:table-cell>
          <table:table-cell table:formula="of:=HEX2DEC([.E141])" office:value-type="float" office:value="9958" calcext:value-type="float">
            <text:p>9958</text:p>
          </table:table-cell>
          <table:table-cell table:number-columns-repeated="4"/>
          <table:table-cell office:value-type="string" calcext:value-type="string">
            <text:p>{"ID":"12345678","SRC":"SYS","CAPI":{"NN":1,"N01":{"VG":"02010026e6020002003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f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3])" office:value-type="float" office:value="9982" calcext:value-type="float">
            <text:p>99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6fe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f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44])" office:value-type="float" office:value="9982" calcext:value-type="float">
            <text:p>9982</text:p>
          </table:table-cell>
          <table:table-cell table:number-columns-repeated="4"/>
          <table:table-cell office:value-type="string" calcext:value-type="string">
            <text:p>{"ID":"12345678","SRC":"SYS","CAPI":{"NN":1,"N01":{"VG":"02010026fe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6])" office:value-type="float" office:value="9756" calcext:value-type="float">
            <text:p>975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c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47])" office:value-type="float" office:value="9756" calcext:value-type="float">
            <text:p>9756</text:p>
          </table:table-cell>
          <table:table-cell table:number-columns-repeated="4"/>
          <table:table-cell office:value-type="string" calcext:value-type="string">
            <text:p>{"ID":"12345678","SRC":"SYS","CAPI":{"NN":1,"N01":{"VG":"020100261c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9])" office:value-type="float" office:value="9757" calcext:value-type="float">
            <text:p>97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d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50])" office:value-type="float" office:value="9757" calcext:value-type="float">
            <text:p>9757</text:p>
          </table:table-cell>
          <table:table-cell table:number-columns-repeated="4"/>
          <table:table-cell office:value-type="string" calcext:value-type="string">
            <text:p>{"ID":"12345678","SRC":"SYS","CAPI":{"NN":1,"N01":{"VG":"020100261d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52])" office:value-type="float" office:value="9746" calcext:value-type="float">
            <text:p>974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d</text:p>
          </table:table-cell>
          <table:table-cell table:formula="of:=HEX2DEC([.E153])" office:value-type="float" office:value="9746" calcext:value-type="float">
            <text:p>9746</text:p>
          </table:table-cell>
          <table:table-cell table:number-columns-repeated="4"/>
          <table:table-cell office:value-type="string" calcext:value-type="string">
            <text:p>{"ID":"12345678","SRC":"SYS","CAPI":{"NN":1,"N01":{"VG":"020100261200000201bd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55])" office:value-type="float" office:value="9747" calcext:value-type="float">
            <text:p>97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3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56])" office:value-type="float" office:value="9747" calcext:value-type="float">
            <text:p>9747</text:p>
          </table:table-cell>
          <table:table-cell table:number-columns-repeated="4"/>
          <table:table-cell office:value-type="string" calcext:value-type="string">
            <text:p>{"ID":"12345678","SRC":"SYS","CAPI":{"NN":1,"N01":{"VG":"0201002613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58])" office:value-type="float" office:value="9570" calcext:value-type="float">
            <text:p>95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6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14</text:p>
          </table:table-cell>
          <table:table-cell table:formula="of:=HEX2DEC([.E159])" office:value-type="float" office:value="9570" calcext:value-type="float">
            <text:p>9570</text:p>
          </table:table-cell>
          <table:table-cell table:number-columns-repeated="4"/>
          <table:table-cell office:value-type="string" calcext:value-type="string">
            <text:p>{"ID":"12345678","SRC":"SYS","CAPI":{"NN":1,"N01":{"VG":"02010025620200011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1])" office:value-type="float" office:value="9570" calcext:value-type="float">
            <text:p>95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6203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37</text:p>
          </table:table-cell>
          <table:table-cell table:formula="of:=HEX2DEC([.E162])" office:value-type="float" office:value="9570" calcext:value-type="float">
            <text:p>9570</text:p>
          </table:table-cell>
          <table:table-cell table:number-columns-repeated="4"/>
          <table:table-cell office:value-type="string" calcext:value-type="string">
            <text:p>{"ID":"12345678","SRC":"SYS","CAPI":{"NN":1,"N01":{"VG":"02010025620300013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4])" office:value-type="float" office:value="9571" calcext:value-type="float">
            <text:p>957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office:value-type="string" calcext:value-type="string">
            <text:p>1a</text:p>
          </table:table-cell>
          <table:table-cell table:formula="of:=HEX2DEC([.E165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200011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7])" office:value-type="float" office:value="9571" calcext:value-type="float">
            <text:p>95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3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168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3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70])" office:value-type="float" office:value="9571" calcext:value-type="float">
            <text:p>95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17</text:p>
          </table:table-cell>
          <table:table-cell table:formula="of:=HEX2DEC([.E171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400011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73])" office:value-type="float" office:value="9473" calcext:value-type="float">
            <text:p>94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4002501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74])" office:value-type="float" office:value="9473" calcext:value-type="float">
            <text:p>9473</text:p>
          </table:table-cell>
          <table:table-cell table:number-columns-repeated="4"/>
          <table:table-cell office:value-type="string" calcext:value-type="string">
            <text:p>{"ID":"12345678","SRC":"SYS","CAPI":{"NN":1,"N01":{"VG":"020400250100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76])" office:value-type="float" office:value="9474" calcext:value-type="float">
            <text:p>94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400250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07</text:p>
          </table:table-cell>
          <table:table-cell table:formula="of:=HEX2DEC([.E177])" office:value-type="float" office:value="9474" calcext:value-type="float">
            <text:p>9474</text:p>
          </table:table-cell>
          <table:table-cell table:number-columns-repeated="4"/>
          <table:table-cell office:value-type="string" calcext:value-type="string">
            <text:p>{"ID":"12345678","SRC":"SYS","CAPI":{"NN":1,"N01":{"VG":"0204002502000002020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79])" office:value-type="float" office:value="9515" calcext:value-type="float">
            <text:p>9515</text:p>
          </table:table-cell>
          <table:table-cell office:value-type="string" calcext:value-type="string">
            <text:p>22_23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400252b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0])" office:value-type="float" office:value="9515" calcext:value-type="float">
            <text:p>9515</text:p>
          </table:table-cell>
          <table:table-cell table:number-columns-repeated="4"/>
          <table:table-cell office:value-type="string" calcext:value-type="string">
            <text:p>{"ID":"12345678","SRC":"SYS","CAPI":{"NN":1,"N01":{"VG":"020400252b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82])" office:value-type="float" office:value="9514" calcext:value-type="float">
            <text:p>9514</text:p>
          </table:table-cell>
          <table:table-cell office:value-type="string" calcext:value-type="string">
            <text:p>24_2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400252a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3])" office:value-type="float" office:value="9514" calcext:value-type="float">
            <text:p>9514</text:p>
          </table:table-cell>
          <table:table-cell table:number-columns-repeated="4"/>
          <table:table-cell office:value-type="string" calcext:value-type="string">
            <text:p>{"ID":"12345678","SRC":"SYS","CAPI":{"NN":1,"N01":{"VG":"020400252a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85])" office:value-type="float" office:value="9513" calcext:value-type="float">
            <text:p>9513</text:p>
          </table:table-cell>
          <table:table-cell office:value-type="string" calcext:value-type="string">
            <text:p>26_27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4002529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6])" office:value-type="float" office:value="9513" calcext:value-type="float">
            <text:p>9513</text:p>
          </table:table-cell>
          <table:table-cell table:number-columns-repeated="4"/>
          <table:table-cell office:value-type="string" calcext:value-type="string">
            <text:p>{"ID":"12345678","SRC":"SYS","CAPI":{"NN":1,"N01":{"VG":"0204002529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88])" office:value-type="float" office:value="9785" calcext:value-type="float">
            <text:p>978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9012639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89])" office:value-type="float" office:value="9785" calcext:value-type="float">
            <text:p>9785</text:p>
          </table:table-cell>
          <table:table-cell table:number-columns-repeated="4"/>
          <table:table-cell office:value-type="string" calcext:value-type="string">
            <text:p>{"ID":"12345678","SRC":"SYS","CAPI":{"NN":1,"N01":{"VG":"020901263900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1])" office:value-type="float" office:value="9537" calcext:value-type="float">
            <text:p>953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41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2])" office:value-type="float" office:value="9537" calcext:value-type="float">
            <text:p>9537</text:p>
          </table:table-cell>
          <table:table-cell table:number-columns-repeated="4"/>
          <table:table-cell office:value-type="string" calcext:value-type="string">
            <text:p>{"ID":"12345678","SRC":"SYS","CAPI":{"NN":1,"N01":{"VG":"020700254100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94])" office:value-type="float" office:value="9541" calcext:value-type="float">
            <text:p>954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7002545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50</text:p>
          </table:table-cell>
          <table:table-cell table:formula="of:=HEX2DEC([.E195])" office:value-type="float" office:value="9541" calcext:value-type="float">
            <text:p>9541</text:p>
          </table:table-cell>
          <table:table-cell table:number-columns-repeated="4"/>
          <table:table-cell office:value-type="string" calcext:value-type="string">
            <text:p>{"ID":"12345678","SRC":"SYS","CAPI":{"NN":1,"N01":{"VG":"0207002545000002005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97])" office:value-type="float" office:value="9522" calcext:value-type="float">
            <text:p>952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a</text:p>
          </table:table-cell>
          <table:table-cell table:formula="of:=HEX2DEC([.E198])" office:value-type="float" office:value="9522" calcext:value-type="float">
            <text:p>9522</text:p>
          </table:table-cell>
          <table:table-cell table:number-columns-repeated="4"/>
          <table:table-cell office:value-type="string" calcext:value-type="string">
            <text:p>{"ID":"12345678","SRC":"SYS","CAPI":{"NN":1,"N01":{"VG":"020700253200000200a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0])" office:value-type="float" office:value="9747" calcext:value-type="float">
            <text:p>97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13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201])" office:value-type="float" office:value="9747" calcext:value-type="float">
            <text:p>9747</text:p>
          </table:table-cell>
          <table:table-cell table:number-columns-repeated="4"/>
          <table:table-cell office:value-type="string" calcext:value-type="string">
            <text:p>{"ID":"12345678","SRC":"SYS","CAPI":{"NN":1,"N01":{"VG":"0209012613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3])" office:value-type="float" office:value="9748" calcext:value-type="float">
            <text:p>97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14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7a</text:p>
          </table:table-cell>
          <table:table-cell table:formula="of:=HEX2DEC([.E204])" office:value-type="float" office:value="9748" calcext:value-type="float">
            <text:p>9748</text:p>
          </table:table-cell>
          <table:table-cell table:number-columns-repeated="4"/>
          <table:table-cell office:value-type="string" calcext:value-type="string">
            <text:p>{"ID":"12345678","SRC":"SYS","CAPI":{"NN":1,"N01":{"VG":"0209012614020002007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6])" office:value-type="float" office:value="9523" calcext:value-type="float">
            <text:p>95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3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d</text:p>
          </table:table-cell>
          <table:table-cell table:formula="of:=HEX2DEC([.E207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700253302000200ad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9])" office:value-type="float" office:value="9527" calcext:value-type="float">
            <text:p>952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7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c4</text:p>
          </table:table-cell>
          <table:table-cell table:formula="of:=HEX2DEC([.E210])" office:value-type="float" office:value="9527" calcext:value-type="float">
            <text:p>9527</text:p>
          </table:table-cell>
          <table:table-cell table:number-columns-repeated="4"/>
          <table:table-cell office:value-type="string" calcext:value-type="string">
            <text:p>{"ID":"12345678","SRC":"SYS","CAPI":{"NN":1,"N01":{"VG":"020700253700000200c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12])" office:value-type="float" office:value="9777" calcext:value-type="float">
            <text:p>9777</text:p>
          </table:table-cell>
          <table:table-cell office:value-type="string" calcext:value-type="string">
            <text:p>170_171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31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213])" office:value-type="float" office:value="9777" calcext:value-type="float">
            <text:p>9777</text:p>
          </table:table-cell>
          <table:table-cell table:number-columns-repeated="4"/>
          <table:table-cell office:value-type="string" calcext:value-type="string">
            <text:p>{"ID":"12345678","SRC":"SYS","CAPI":{"NN":1,"N01":{"VG":"0209012631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15])" office:value-type="float" office:value="9768" calcext:value-type="float">
            <text:p>9768</text:p>
          </table:table-cell>
          <table:table-cell office:value-type="string" calcext:value-type="string">
            <text:p>172_173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8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office:value-type="string" calcext:value-type="string">
            <text:p>0000058e</text:p>
          </table:table-cell>
          <table:table-cell table:formula="of:=HEX2DEC([.E216])" office:value-type="float" office:value="9768" calcext:value-type="float">
            <text:p>9768</text:p>
          </table:table-cell>
          <table:table-cell table:number-columns-repeated="4"/>
          <table:table-cell office:value-type="string" calcext:value-type="string">
            <text:p>{"ID":"12345678","SRC":"SYS","CAPI":{"NN":1,"N01":{"VG":"02090126280200040000058e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18])" office:value-type="float" office:value="9766" calcext:value-type="float">
            <text:p>9766</text:p>
          </table:table-cell>
          <table:table-cell office:value-type="string" calcext:value-type="string">
            <text:p>174_175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6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436</text:p>
          </table:table-cell>
          <table:table-cell table:formula="of:=HEX2DEC([.E219])" office:value-type="float" office:value="9766" calcext:value-type="float">
            <text:p>9766</text:p>
          </table:table-cell>
          <table:table-cell table:number-columns-repeated="4"/>
          <table:table-cell office:value-type="string" calcext:value-type="string">
            <text:p>{"ID":"12345678","SRC":"SYS","CAPI":{"NN":1,"N01":{"VG":"02090126260200040000043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21])" office:value-type="float" office:value="9767" calcext:value-type="float">
            <text:p>9767</text:p>
          </table:table-cell>
          <table:table-cell office:value-type="string" calcext:value-type="string">
            <text:p>176_17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7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158</text:p>
          </table:table-cell>
          <table:table-cell table:formula="of:=HEX2DEC([.E222])" office:value-type="float" office:value="9767" calcext:value-type="float">
            <text:p>9767</text:p>
          </table:table-cell>
          <table:table-cell table:number-columns-repeated="4"/>
          <table:table-cell office:value-type="string" calcext:value-type="string">
            <text:p>{"ID":"12345678","SRC":"SYS","CAPI":{"NN":1,"N01":{"VG":"020901262702000400000158"}}}</text:p>
          </table:table-cell>
          <table:table-cell table:number-columns-repeated="15"/>
        </table:table-row>
        <table:table-row table:style-name="ro1" table:number-rows-repeated="1048353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22:08:05.360588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6T22:15:47.631309800</dc:date>
    <meta:editing-duration>PT14M28S</meta:editing-duration>
    <meta:editing-cycles>6</meta:editing-cycles>
    <meta:generator>LibreOffice/25.8.3.2$Windows_X86_64 LibreOffice_project/8ca8d55c161d602844f5428fa4b58097424e324e</meta:generator>
    <meta:document-statistic meta:table-count="1" meta:cell-count="1790" meta:object-count="0"/>
  </office:meta>
</office:document-meta>
</file>